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language="en" fo:country="US"/>
    </style:style>
    <style:style style:name="P2" style:parent-style-name="Normal" style:family="paragraph">
      <style:paragraph-properties style:text-autospace="none" fo:margin-bottom="0in" fo:line-height="100%"/>
      <style:text-properties style:font-name="Times New Roman" style:font-name-complex="Times New Roman" fo:language="en" fo:country="US"/>
    </style:style>
    <style:style style:name="P3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5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6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7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 fo:font-weight="bold" style:font-weight-asian="bold"/>
    </style:style>
    <style:style style:name="P11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12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13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14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15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 fo:font-weight="bold" style:font-weight-asian="bold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 fo:language="en" fo:country="US"/>
    </style:style>
    <style:style style:name="P21" style:parent-style-name="Normal" style:family="paragraph">
      <style:text-properties style:font-name="Times New Roman" style:font-name-complex="Times New Roman" fo:language="en" fo:country="US"/>
    </style:style>
    <style:style style:name="P22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P23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24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25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T29" style:parent-style-name="Fuentedepárrafopredeter." style:family="text">
      <style:text-properties style:font-name="Times New Roman" style:font-name-complex="Times New Roman" fo:language="en" fo:country="US"/>
    </style:style>
    <style:style style:name="T3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1" style:parent-style-name="Fuentedepárrafopredeter." style:family="text">
      <style:text-properties style:font-name="Times New Roman" style:font-name-complex="Times New Roman" fo:language="en" fo:country="US"/>
    </style:style>
    <style:style style:name="T3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3" style:parent-style-name="Fuentedepárrafopredeter." style:family="text">
      <style:text-properties style:font-name="Times New Roman" style:font-name-complex="Times New Roman" fo:language="en" fo:country="US"/>
    </style:style>
    <style:style style:name="T3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5" style:parent-style-name="Fuentedepárrafopredeter." style:family="text">
      <style:text-properties style:font-name="Times New Roman" style:font-name-complex="Times New Roman" fo:language="en" fo:country="US"/>
    </style:style>
    <style:style style:name="T3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7" style:parent-style-name="Normal" style:family="paragraph">
      <style:text-properties style:font-name="Times New Roman" style:font-name-complex="Times New Roman" fo:language="en" fo:country="US"/>
    </style:style>
    <style:style style:name="P38" style:parent-style-name="Normal" style:family="paragraph">
      <style:text-properties style:font-name="Times New Roman" style:font-name-complex="Times New Roman" fo:font-weight="bold" style:font-weight-asian="bold"/>
    </style:style>
    <style:style style:name="P39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0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1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2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3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4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5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6" style:parent-style-name="Normal" style:family="paragraph">
      <style:paragraph-properties style:text-autospace="none" fo:margin-bottom="0in" fo:line-height="100%"/>
      <style:text-properties style:font-name="Times New Roman" style:font-name-complex="Times New Roman"/>
    </style:style>
    <style:style style:name="P47" style:parent-style-name="Normal" style:family="paragraph">
      <style:paragraph-properties style:text-autospace="none" fo:margin-bottom="0in" fo:line-height="100%"/>
      <style:text-properties style:font-name="Times New Roman" style:font-name-complex="Times New Roman" fo:language="en" fo:country="US"/>
    </style:style>
    <style:style style:name="P48" style:parent-style-name="Normal" style:family="paragraph">
      <style:paragraph-properties style:text-autospace="none" fo:margin-bottom="0in" fo:line-height="100%"/>
      <style:text-properties style:font-name="Times New Roman" style:font-name-complex="Times New Roman" fo:language="en" fo:country="US"/>
    </style:style>
    <style:style style:name="P49" style:parent-style-name="Normal" style:family="paragraph">
      <style:text-properties style:font-name="Times New Roman" style:font-name-complex="Times New Roman" fo:language="en" fo:country="US"/>
    </style:style>
    <style:style style:name="P50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T5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52" style:parent-style-name="Fuentedepárrafopredeter." style:family="text">
      <style:text-properties style:font-name="Times New Roman" style:font-name-complex="Times New Roman" fo:language="en" fo:country="US"/>
    </style:style>
    <style:style style:name="T5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54" style:parent-style-name="Fuentedepárrafopredeter." style:family="text">
      <style:text-properties style:font-name="Times New Roman" style:font-name-complex="Times New Roman" fo:language="en" fo:country="US"/>
    </style:style>
    <style:style style:name="T5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5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57" style:parent-style-name="Fuentedepárrafopredeter." style:family="text">
      <style:text-properties style:font-name="Times New Roman" style:font-name-complex="Times New Roman" fo:language="en" fo:country="US"/>
    </style:style>
    <style:style style:name="T5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59" style:parent-style-name="Fuentedepárrafopredeter." style:family="text">
      <style:text-properties style:font-name="Times New Roman" style:font-name-complex="Times New Roman" fo:language="en" fo:country="US"/>
    </style:style>
    <style:style style:name="T6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61" style:parent-style-name="Fuentedepárrafopredeter." style:family="text">
      <style:text-properties style:font-name="Times New Roman" style:font-name-complex="Times New Roman" fo:language="en" fo:country="US"/>
    </style:style>
    <style:style style:name="T6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63" style:parent-style-name="Fuentedepárrafopredeter." style:family="text">
      <style:text-properties style:font-name="Times New Roman" style:font-name-complex="Times New Roman" fo:language="en" fo:country="US"/>
    </style:style>
    <style:style style:name="T6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65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68" style:parent-style-name="Fuentedepárrafopredeter." style:family="text">
      <style:text-properties style:font-name="Times New Roman" style:font-name-complex="Times New Roman" fo:language="en" fo:country="US"/>
    </style:style>
    <style:style style:name="T6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70" style:parent-style-name="Fuentedepárrafopredeter." style:family="text">
      <style:text-properties style:font-name="Times New Roman" style:font-name-complex="Times New Roman" fo:language="en" fo:country="US"/>
    </style:style>
    <style:style style:name="T7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74" style:parent-style-name="Fuentedepárrafopredeter." style:family="text">
      <style:text-properties style:font-name="Times New Roman" style:font-name-complex="Times New Roman" fo:language="en" fo:country="US"/>
    </style:style>
    <style:style style:name="T7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76" style:parent-style-name="Fuentedepárrafopredeter." style:family="text">
      <style:text-properties style:font-name="Times New Roman" style:font-name-complex="Times New Roman" fo:language="en" fo:country="US"/>
    </style:style>
    <style:style style:name="T7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78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81" style:parent-style-name="Fuentedepárrafopredeter." style:family="text">
      <style:text-properties style:font-name="Times New Roman" style:font-name-complex="Times New Roman" fo:language="en" fo:country="US"/>
    </style:style>
    <style:style style:name="T8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85" style:parent-style-name="Fuentedepárrafopredeter." style:family="text">
      <style:text-properties style:font-name="Times New Roman" style:font-name-complex="Times New Roman" fo:language="en" fo:country="US"/>
    </style:style>
    <style:style style:name="T8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87" style:parent-style-name="Fuentedepárrafopredeter." style:family="text">
      <style:text-properties style:font-name="Times New Roman" style:font-name-complex="Times New Roman" fo:language="en" fo:country="US"/>
    </style:style>
    <style:style style:name="T8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89" style:parent-style-name="Normal" style:family="paragraph">
      <style:paragraph-properties style:text-autospace="none" fo:margin-bottom="0in" fo:line-height="100%"/>
    </style:style>
    <style:style style:name="T9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91" style:parent-style-name="Fuentedepárrafopredeter." style:family="text">
      <style:text-properties style:font-name="Times New Roman" style:font-name-complex="Times New Roman" fo:language="en" fo:country="US"/>
    </style:style>
    <style:style style:name="T9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93" style:parent-style-name="Fuentedepárrafopredeter." style:family="text">
      <style:text-properties style:font-name="Times New Roman" style:font-name-complex="Times New Roman" fo:language="en" fo:country="US"/>
    </style:style>
    <style:style style:name="T9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95" style:parent-style-name="Normal" style:family="paragraph">
      <style:paragraph-properties style:text-autospace="none" fo:margin-bottom="0in" fo:line-height="100%"/>
    </style:style>
    <style:style style:name="T96" style:parent-style-name="Fuentedepárrafopredeter." style:family="text">
      <style:text-properties style:font-name="Times New Roman" style:font-name-complex="Times New Roman" fo:language="en" fo:country="US"/>
    </style:style>
    <style:style style:name="T9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98" style:parent-style-name="Fuentedepárrafopredeter." style:family="text">
      <style:text-properties style:font-name="Times New Roman" style:font-name-complex="Times New Roman" fo:language="en" fo:country="US"/>
    </style:style>
    <style:style style:name="T9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00" style:parent-style-name="Fuentedepárrafopredeter." style:family="text">
      <style:text-properties style:font-name="Times New Roman" style:font-name-complex="Times New Roman" fo:language="en" fo:country="US"/>
    </style:style>
    <style:style style:name="T10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02" style:parent-style-name="Fuentedepárrafopredeter." style:family="text">
      <style:text-properties style:font-name="Times New Roman" style:font-name-complex="Times New Roman" fo:language="en" fo:country="US"/>
    </style:style>
    <style:style style:name="T10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06" style:parent-style-name="Fuentedepárrafopredeter." style:family="text">
      <style:text-properties style:font-name="Times New Roman" style:font-name-complex="Times New Roman" fo:language="en" fo:country="US"/>
    </style:style>
    <style:style style:name="T10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08" style:parent-style-name="Fuentedepárrafopredeter." style:family="text">
      <style:text-properties style:font-name="Times New Roman" style:font-name-complex="Times New Roman" fo:language="en" fo:country="US"/>
    </style:style>
    <style:style style:name="T10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Fuentedepárrafopredeter." style:family="text">
      <style:text-properties style:font-name="Times New Roman" style:font-name-complex="Times New Roman" fo:language="en" fo:country="US"/>
    </style:style>
    <style:style style:name="T11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13" style:parent-style-name="Fuentedepárrafopredeter." style:family="text">
      <style:text-properties style:font-name="Times New Roman" style:font-name-complex="Times New Roman" fo:language="en" fo:country="US"/>
    </style:style>
    <style:style style:name="T11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15" style:parent-style-name="Fuentedepárrafopredeter." style:family="text">
      <style:text-properties style:font-name="Times New Roman" style:font-name-complex="Times New Roman" fo:language="en" fo:country="US"/>
    </style:style>
    <style:style style:name="T11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17" style:parent-style-name="Fuentedepárrafopredeter." style:family="text">
      <style:text-properties style:font-name="Times New Roman" style:font-name-complex="Times New Roman" fo:language="en" fo:country="US"/>
    </style:style>
    <style:style style:name="T11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21" style:parent-style-name="Fuentedepárrafopredeter." style:family="text">
      <style:text-properties style:font-name="Times New Roman" style:font-name-complex="Times New Roman" fo:language="en" fo:country="US"/>
    </style:style>
    <style:style style:name="T12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23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Fuentedepárrafopredeter." style:family="text">
      <style:text-properties style:font-name="Times New Roman" style:font-name-complex="Times New Roman"/>
    </style:style>
    <style:style style:name="T126" style:parent-style-name="Fuentedepárrafopredeter." style:family="text">
      <style:text-properties style:font-name="Times New Roman" style:font-name-complex="Times New Roman" style:font-weight-complex="bold"/>
    </style:style>
    <style:style style:name="T127" style:parent-style-name="Fuentedepárrafopredeter." style:family="text">
      <style:text-properties style:font-name="Times New Roman" style:font-name-complex="Times New Roman"/>
    </style:style>
    <style:style style:name="T128" style:parent-style-name="Fuentedepárrafopredeter." style:family="text">
      <style:text-properties style:font-name="Times New Roman" style:font-name-complex="Times New Roman" style:font-weight-complex="bold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Fuentedepárrafopredeter." style:family="text">
      <style:text-properties style:font-name="Times New Roman" style:font-name-complex="Times New Roman" style:font-weight-complex="bold"/>
    </style:style>
    <style:style style:name="T131" style:parent-style-name="Fuentedepárrafopredeter." style:family="text">
      <style:text-properties style:font-name="Times New Roman" style:font-name-complex="Times New Roman"/>
    </style:style>
    <style:style style:name="T132" style:parent-style-name="Fuentedepárrafopredeter." style:family="text">
      <style:text-properties style:font-name="Times New Roman" style:font-name-complex="Times New Roman" style:font-weight-complex="bold"/>
    </style:style>
    <style:style style:name="T133" style:parent-style-name="Fuentedepárrafopredeter." style:family="text">
      <style:text-properties style:font-name="Times New Roman" style:font-name-complex="Times New Roman"/>
    </style:style>
    <style:style style:name="T134" style:parent-style-name="Fuentedepárrafopredeter." style:family="text">
      <style:text-properties style:font-name="Times New Roman" style:font-name-complex="Times New Roman" style:font-weight-complex="bold"/>
    </style:style>
    <style:style style:name="T135" style:parent-style-name="Fuentedepárrafopredeter." style:family="text">
      <style:text-properties style:font-name="Times New Roman" style:font-name-complex="Times New Roman" style:font-weight-complex="bold"/>
    </style:style>
    <style:style style:name="P136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P137" style:parent-style-name="Normal" style:family="paragraph">
      <style:paragraph-properties style:text-autospace="none" fo:margin-bottom="0in" fo:line-height="100%"/>
    </style:style>
    <style:style style:name="T13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39" style:parent-style-name="Fuentedepárrafopredeter." style:family="text">
      <style:text-properties style:font-name="Times New Roman" style:font-name-complex="Times New Roman" fo:language="en" fo:country="US"/>
    </style:style>
    <style:style style:name="T14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41" style:parent-style-name="Fuentedepárrafopredeter." style:family="text">
      <style:text-properties style:font-name="Times New Roman" style:font-name-complex="Times New Roman" fo:language="en" fo:country="US"/>
    </style:style>
    <style:style style:name="T14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43" style:parent-style-name="Fuentedepárrafopredeter." style:family="text">
      <style:text-properties style:font-name="Times New Roman" style:font-name-complex="Times New Roman" fo:language="en" fo:country="US"/>
    </style:style>
    <style:style style:name="T14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45" style:parent-style-name="Fuentedepárrafopredeter." style:family="text">
      <style:text-properties style:font-name="Times New Roman" style:font-name-complex="Times New Roman" fo:language="en" fo:country="US"/>
    </style:style>
    <style:style style:name="T14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4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48" style:parent-style-name="Fuentedepárrafopredeter." style:family="text">
      <style:text-properties style:font-name="Times New Roman" style:font-name-complex="Times New Roman" fo:language="en" fo:country="US"/>
    </style:style>
    <style:style style:name="T14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50" style:parent-style-name="Fuentedepárrafopredeter." style:family="text">
      <style:text-properties style:font-name="Times New Roman" style:font-name-complex="Times New Roman" fo:language="en" fo:country="US"/>
    </style:style>
    <style:style style:name="T15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52" style:parent-style-name="Fuentedepárrafopredeter." style:family="text">
      <style:text-properties style:font-name="Times New Roman" style:font-name-complex="Times New Roman" fo:language="en" fo:country="US"/>
    </style:style>
    <style:style style:name="T15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54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155" style:parent-style-name="Normal" style:family="paragraph">
      <style:paragraph-properties style:text-autospace="none" fo:margin-bottom="0in" fo:line-height="100%"/>
    </style:style>
    <style:style style:name="T15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57" style:parent-style-name="Fuentedepárrafopredeter." style:family="text">
      <style:text-properties style:font-name="Times New Roman" style:font-name-complex="Times New Roman" fo:language="en" fo:country="US"/>
    </style:style>
    <style:style style:name="T15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59" style:parent-style-name="Fuentedepárrafopredeter." style:family="text">
      <style:text-properties style:font-name="Times New Roman" style:font-name-complex="Times New Roman" fo:language="en" fo:country="US"/>
    </style:style>
    <style:style style:name="T16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61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64" style:parent-style-name="Fuentedepárrafopredeter." style:family="text">
      <style:text-properties style:font-name="Times New Roman" style:font-name-complex="Times New Roman" fo:language="en" fo:country="US"/>
    </style:style>
    <style:style style:name="T16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68" style:parent-style-name="Fuentedepárrafopredeter." style:family="text">
      <style:text-properties style:font-name="Times New Roman" style:font-name-complex="Times New Roman" fo:language="en" fo:country="US"/>
    </style:style>
    <style:style style:name="T16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70" style:parent-style-name="Normal" style:family="paragraph">
      <style:paragraph-properties style:text-autospace="none" fo:margin-bottom="0in" fo:line-height="100%"/>
    </style:style>
    <style:style style:name="T17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72" style:parent-style-name="Fuentedepárrafopredeter." style:family="text">
      <style:text-properties style:font-name="Times New Roman" style:font-name-complex="Times New Roman" fo:language="en" fo:country="US"/>
    </style:style>
    <style:style style:name="T17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74" style:parent-style-name="Fuentedepárrafopredeter." style:family="text">
      <style:text-properties style:font-name="Times New Roman" style:font-name-complex="Times New Roman" fo:language="en" fo:country="US"/>
    </style:style>
    <style:style style:name="T17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Fuentedepárrafopredeter." style:family="text">
      <style:text-properties style:font-name="Times New Roman" style:font-name-complex="Times New Roman" fo:language="en" fo:country="US"/>
    </style:style>
    <style:style style:name="T17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79" style:parent-style-name="Fuentedepárrafopredeter." style:family="text">
      <style:text-properties style:font-name="Times New Roman" style:font-name-complex="Times New Roman" fo:language="en" fo:country="US"/>
    </style:style>
    <style:style style:name="T18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81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182" style:parent-style-name="Normal" style:family="paragraph">
      <style:paragraph-properties style:text-autospace="none" fo:margin-bottom="0in" fo:line-height="100%"/>
    </style:style>
    <style:style style:name="T183" style:parent-style-name="Fuentedepárrafopredeter." style:family="text">
      <style:text-properties style:font-name="Times New Roman" style:font-name-complex="Times New Roman" fo:language="en" fo:country="US"/>
    </style:style>
    <style:style style:name="T18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85" style:parent-style-name="Fuentedepárrafopredeter." style:family="text">
      <style:text-properties style:font-name="Times New Roman" style:font-name-complex="Times New Roman" fo:language="en" fo:country="US"/>
    </style:style>
    <style:style style:name="T18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87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188" style:parent-style-name="Normal" style:family="paragraph">
      <style:paragraph-properties style:text-autospace="none" fo:margin-bottom="0in" fo:line-height="100%"/>
    </style:style>
    <style:style style:name="T18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90" style:parent-style-name="Fuentedepárrafopredeter." style:family="text">
      <style:text-properties style:font-name="Times New Roman" style:font-name-complex="Times New Roman" fo:language="en" fo:country="US"/>
    </style:style>
    <style:style style:name="T19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92" style:parent-style-name="Normal" style:family="paragraph">
      <style:paragraph-properties style:text-autospace="none" fo:margin-bottom="0in" fo:line-height="100%"/>
    </style:style>
    <style:style style:name="T19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94" style:parent-style-name="Fuentedepárrafopredeter." style:family="text">
      <style:text-properties style:font-name="Times New Roman" style:font-name-complex="Times New Roman" fo:language="en" fo:country="US"/>
    </style:style>
    <style:style style:name="T19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196" style:parent-style-name="Fuentedepárrafopredeter." style:family="text">
      <style:text-properties style:font-name="Times New Roman" style:font-name-complex="Times New Roman" fo:language="en" fo:country="US"/>
    </style:style>
    <style:style style:name="T19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198" style:parent-style-name="Normal" style:family="paragraph">
      <style:paragraph-properties style:text-autospace="none" fo:margin-bottom="0in" fo:line-height="100%"/>
    </style:style>
    <style:style style:name="T199" style:parent-style-name="Fuentedepárrafopredeter." style:family="text">
      <style:text-properties style:font-name="Times New Roman" style:font-name-complex="Times New Roman" fo:language="en" fo:country="US"/>
    </style:style>
    <style:style style:name="T20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01" style:parent-style-name="Fuentedepárrafopredeter." style:family="text">
      <style:text-properties style:font-name="Times New Roman" style:font-name-complex="Times New Roman" fo:language="en" fo:country="US"/>
    </style:style>
    <style:style style:name="T20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03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04" style:parent-style-name="Normal" style:family="paragraph">
      <style:paragraph-properties style:text-autospace="none" fo:margin-bottom="0in" fo:line-height="100%"/>
    </style:style>
    <style:style style:name="T205" style:parent-style-name="Fuentedepárrafopredeter." style:family="text">
      <style:text-properties style:font-name="Times New Roman" style:font-name-complex="Times New Roman" fo:language="en" fo:country="US"/>
    </style:style>
    <style:style style:name="T20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07" style:parent-style-name="Fuentedepárrafopredeter." style:family="text">
      <style:text-properties style:font-name="Times New Roman" style:font-name-complex="Times New Roman" fo:language="en" fo:country="US"/>
    </style:style>
    <style:style style:name="T20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09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10" style:parent-style-name="Normal" style:family="paragraph">
      <style:paragraph-properties style:text-autospace="none" fo:margin-bottom="0in" fo:line-height="100%"/>
    </style:style>
    <style:style style:name="T21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12" style:parent-style-name="Fuentedepárrafopredeter." style:family="text">
      <style:text-properties style:font-name="Times New Roman" style:font-name-complex="Times New Roman" fo:language="en" fo:country="US"/>
    </style:style>
    <style:style style:name="T21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14" style:parent-style-name="Normal" style:family="paragraph">
      <style:paragraph-properties style:text-autospace="none" fo:margin-bottom="0in" fo:line-height="100%"/>
    </style:style>
    <style:style style:name="T21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16" style:parent-style-name="Fuentedepárrafopredeter." style:family="text">
      <style:text-properties style:font-name="Times New Roman" style:font-name-complex="Times New Roman" fo:language="en" fo:country="US"/>
    </style:style>
    <style:style style:name="T21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18" style:parent-style-name="Fuentedepárrafopredeter." style:family="text">
      <style:text-properties style:font-name="Times New Roman" style:font-name-complex="Times New Roman" fo:language="en" fo:country="US"/>
    </style:style>
    <style:style style:name="T21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20" style:parent-style-name="Normal" style:family="paragraph">
      <style:paragraph-properties style:text-autospace="none" fo:margin-bottom="0in" fo:line-height="100%"/>
    </style:style>
    <style:style style:name="T221" style:parent-style-name="Fuentedepárrafopredeter." style:family="text">
      <style:text-properties style:font-name="Times New Roman" style:font-name-complex="Times New Roman" fo:language="en" fo:country="US"/>
    </style:style>
    <style:style style:name="T22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23" style:parent-style-name="Fuentedepárrafopredeter." style:family="text">
      <style:text-properties style:font-name="Times New Roman" style:font-name-complex="Times New Roman" fo:language="en" fo:country="US"/>
    </style:style>
    <style:style style:name="T22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25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Fuentedepárrafopredeter." style:family="text">
      <style:text-properties style:font-name="Times New Roman" style:font-name-complex="Times New Roman" fo:language="en" fo:country="US"/>
    </style:style>
    <style:style style:name="T22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29" style:parent-style-name="Fuentedepárrafopredeter." style:family="text">
      <style:text-properties style:font-name="Times New Roman" style:font-name-complex="Times New Roman" fo:language="en" fo:country="US"/>
    </style:style>
    <style:style style:name="T23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31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/>
    </style:style>
    <style:style style:name="P232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/>
    </style:style>
    <style:style style:name="P233" style:parent-style-name="Normal" style:family="paragraph">
      <style:text-properties style:font-name="Times New Roman" style:font-name-complex="Times New Roman" style:font-weight-complex="bold"/>
    </style:style>
    <style:style style:name="P234" style:parent-style-name="Normal" style:family="paragraph">
      <style:text-properties style:font-name="Times New Roman" style:font-name-complex="Times New Roman" style:font-weight-complex="bold"/>
    </style:style>
    <style:style style:name="P235" style:parent-style-name="Normal" style:family="paragraph">
      <style:text-properties style:font-name="Times New Roman" style:font-name-complex="Times New Roman" style:font-weight-complex="bold"/>
    </style:style>
    <style:style style:name="P236" style:parent-style-name="Normal" style:family="paragraph">
      <style:text-properties style:font-name="Times New Roman" style:font-name-complex="Times New Roman" style:font-weight-complex="bold"/>
    </style:style>
    <style:style style:name="P2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38" style:parent-style-name="Normal" style:family="paragraph">
      <style:paragraph-properties style:text-autospace="none" fo:margin-bottom="0in" fo:line-height="100%"/>
    </style:style>
    <style:style style:name="T23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40" style:parent-style-name="Fuentedepárrafopredeter." style:family="text">
      <style:text-properties style:font-name="Times New Roman" style:font-name-complex="Times New Roman" fo:language="en" fo:country="US"/>
    </style:style>
    <style:style style:name="T24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42" style:parent-style-name="Fuentedepárrafopredeter." style:family="text">
      <style:text-properties style:font-name="Times New Roman" style:font-name-complex="Times New Roman" fo:language="en" fo:country="US"/>
    </style:style>
    <style:style style:name="T24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44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47" style:parent-style-name="Fuentedepárrafopredeter." style:family="text">
      <style:text-properties style:font-name="Times New Roman" style:font-name-complex="Times New Roman" fo:language="en" fo:country="US"/>
    </style:style>
    <style:style style:name="T24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49" style:parent-style-name="Fuentedepárrafopredeter." style:family="text">
      <style:text-properties style:font-name="Times New Roman" style:font-name-complex="Times New Roman" fo:language="en" fo:country="US"/>
    </style:style>
    <style:style style:name="T250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Fuentedepárrafopredeter." style:family="text">
      <style:text-properties style:font-name="Times New Roman" style:font-name-complex="Times New Roman" fo:language="en" fo:country="US"/>
    </style:style>
    <style:style style:name="T25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54" style:parent-style-name="Fuentedepárrafopredeter." style:family="text">
      <style:text-properties style:font-name="Times New Roman" style:font-name-complex="Times New Roman" fo:language="en" fo:country="US"/>
    </style:style>
    <style:style style:name="T25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56" style:parent-style-name="Normal" style:family="paragraph">
      <style:paragraph-properties style:text-autospace="none" fo:margin-bottom="0in" fo:line-height="100%"/>
    </style:style>
    <style:style style:name="T25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58" style:parent-style-name="Fuentedepárrafopredeter." style:family="text">
      <style:text-properties style:font-name="Times New Roman" style:font-name-complex="Times New Roman" fo:language="en" fo:country="US"/>
    </style:style>
    <style:style style:name="T25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60" style:parent-style-name="Fuentedepárrafopredeter." style:family="text">
      <style:text-properties style:font-name="Times New Roman" style:font-name-complex="Times New Roman" fo:language="en" fo:country="US"/>
    </style:style>
    <style:style style:name="T26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62" style:parent-style-name="Fuentedepárrafopredeter." style:family="text">
      <style:text-properties style:font-name="Times New Roman" style:font-name-complex="Times New Roman" fo:language="en" fo:country="US"/>
    </style:style>
    <style:style style:name="T26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64" style:parent-style-name="Normal" style:family="paragraph">
      <style:paragraph-properties style:text-autospace="none" fo:margin-bottom="0in" fo:line-height="100%"/>
    </style:style>
    <style:style style:name="T265" style:parent-style-name="Fuentedepárrafopredeter." style:family="text">
      <style:text-properties style:font-name="Times New Roman" style:font-name-complex="Times New Roman" fo:language="en" fo:country="US"/>
    </style:style>
    <style:style style:name="T26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67" style:parent-style-name="Fuentedepárrafopredeter." style:family="text">
      <style:text-properties style:font-name="Times New Roman" style:font-name-complex="Times New Roman" fo:language="en" fo:country="US"/>
    </style:style>
    <style:style style:name="T26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69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70" style:parent-style-name="Normal" style:family="paragraph">
      <style:text-properties style:font-name="Times New Roman" style:font-name-complex="Times New Roman" style:font-weight-complex="bold"/>
    </style:style>
    <style:style style:name="P271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2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3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4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5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6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7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8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79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80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81" style:parent-style-name="Normal" style:family="paragraph">
      <style:text-properties style:font-name="Times New Roman" style:font-name-complex="Times New Roman" style:font-weight-complex="bold" fo:language="en" fo:country="US"/>
    </style:style>
    <style:style style:name="P282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283" style:parent-style-name="Normal" style:family="paragraph">
      <style:paragraph-properties style:text-autospace="none" fo:margin-bottom="0in" fo:line-height="100%"/>
    </style:style>
    <style:style style:name="T28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85" style:parent-style-name="Fuentedepárrafopredeter." style:family="text">
      <style:text-properties style:font-name="Times New Roman" style:font-name-complex="Times New Roman" fo:language="en" fo:country="US"/>
    </style:style>
    <style:style style:name="T28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87" style:parent-style-name="Fuentedepárrafopredeter." style:family="text">
      <style:text-properties style:font-name="Times New Roman" style:font-name-complex="Times New Roman" fo:language="en" fo:country="US"/>
    </style:style>
    <style:style style:name="T28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89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290" style:parent-style-name="Normal" style:family="paragraph">
      <style:paragraph-properties style:text-autospace="none" fo:margin-bottom="0in" fo:line-height="100%"/>
    </style:style>
    <style:style style:name="T29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92" style:parent-style-name="Fuentedepárrafopredeter." style:family="text">
      <style:text-properties style:font-name="Times New Roman" style:font-name-complex="Times New Roman" fo:language="en" fo:country="US"/>
    </style:style>
    <style:style style:name="T29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94" style:parent-style-name="Normal" style:family="paragraph">
      <style:paragraph-properties style:text-autospace="none" fo:margin-bottom="0in" fo:line-height="100%"/>
    </style:style>
    <style:style style:name="T295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296" style:parent-style-name="Fuentedepárrafopredeter." style:family="text">
      <style:text-properties style:font-name="Times New Roman" style:font-name-complex="Times New Roman" fo:language="en" fo:country="US"/>
    </style:style>
    <style:style style:name="T29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298" style:parent-style-name="Normal" style:family="paragraph">
      <style:paragraph-properties style:text-autospace="none" fo:margin-bottom="0in" fo:line-height="100%"/>
    </style:style>
    <style:style style:name="T29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00" style:parent-style-name="Fuentedepárrafopredeter." style:family="text">
      <style:text-properties style:font-name="Times New Roman" style:font-name-complex="Times New Roman" fo:language="en" fo:country="US"/>
    </style:style>
    <style:style style:name="T301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02" style:parent-style-name="Fuentedepárrafopredeter." style:family="text">
      <style:text-properties style:font-name="Times New Roman" style:font-name-complex="Times New Roman" fo:language="en" fo:country="US"/>
    </style:style>
    <style:style style:name="T303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04" style:parent-style-name="Normal" style:family="paragraph">
      <style:paragraph-properties style:text-autospace="none" fo:margin-bottom="0in" fo:line-height="100%"/>
    </style:style>
    <style:style style:name="T305" style:parent-style-name="Fuentedepárrafopredeter." style:family="text">
      <style:text-properties style:font-name="Times New Roman" style:font-name-complex="Times New Roman" fo:language="en" fo:country="US"/>
    </style:style>
    <style:style style:name="T306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07" style:parent-style-name="Fuentedepárrafopredeter." style:family="text">
      <style:text-properties style:font-name="Times New Roman" style:font-name-complex="Times New Roman" fo:language="en" fo:country="US"/>
    </style:style>
    <style:style style:name="T308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09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Fuentedepárrafopredeter." style:family="text">
      <style:text-properties style:font-name="Times New Roman" style:font-name-complex="Times New Roman" fo:language="en" fo:country="US"/>
    </style:style>
    <style:style style:name="T31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13" style:parent-style-name="Fuentedepárrafopredeter." style:family="text">
      <style:text-properties style:font-name="Times New Roman" style:font-name-complex="Times New Roman" fo:language="en" fo:country="US"/>
    </style:style>
    <style:style style:name="T31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15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18" style:parent-style-name="Fuentedepárrafopredeter." style:family="text">
      <style:text-properties style:font-name="Times New Roman" style:font-name-complex="Times New Roman" fo:language="en" fo:country="US"/>
    </style:style>
    <style:style style:name="T319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20" style:parent-style-name="Normal" style:family="paragraph">
      <style:paragraph-properties style:text-autospace="none" fo:margin-bottom="0in" fo:line-height="100%"/>
    </style:style>
    <style:style style:name="T321" style:parent-style-name="Fuentedepárrafopredeter." style:family="text">
      <style:text-properties style:font-name="Times New Roman" style:font-name-complex="Times New Roman" fo:language="en" fo:country="US"/>
    </style:style>
    <style:style style:name="T322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T323" style:parent-style-name="Fuentedepárrafopredeter." style:family="text">
      <style:text-properties style:font-name="Times New Roman" style:font-name-complex="Times New Roman" fo:language="en" fo:country="US"/>
    </style:style>
    <style:style style:name="T324" style:parent-style-name="Fuentedepárrafopredeter." style:family="text">
      <style:text-properties style:font-name="Times New Roman" style:font-name-complex="Times New Roman" style:font-weight-complex="bold" fo:language="en" fo:country="US"/>
    </style:style>
    <style:style style:name="P325" style:parent-style-name="Normal" style:family="paragraph">
      <style:paragraph-properties style:text-autospace="none" fo:margin-bottom="0in" fo:line-height="100%"/>
      <style:text-properties style:font-name="Times New Roman" style:font-name-complex="Times New Roman" style:font-weight-complex="bold" fo:language="en" fo:country="US"/>
    </style:style>
    <style:style style:name="P326" style:parent-style-name="Normal" style:family="paragraph">
      <style:text-properties style:font-name="Times New Roman" style:font-name-complex="Times New Roman" style:font-weight-complex="bold"/>
    </style:style>
    <style:style style:name="P32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2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S2" style:family="section">
      <style:section-properties fo:margin-left="0in" fo:margin-right="0in" style:writing-mode="lr-tb"/>
    </style:style>
    <style:style style:name="P336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P337" style:parent-style-name="Normal" style:family="paragraph">
      <style:text-properties style:font-name="Times New Roman" style:font-name-complex="Times New Roman" fo:language="en" fo:country="US"/>
    </style:style>
    <style:style style:name="P338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P339" style:parent-style-name="Normal" style:family="paragraph">
      <style:text-properties style:font-name="Times New Roman" style:font-name-complex="Times New Roman" fo:font-weight="bold" style:font-weight-asian="bold" fo:language="en" fo:country="US"/>
    </style:style>
    <style:style style:name="P340" style:parent-style-name="Normal" style:family="paragraph">
      <style:text-properties style:font-name="Times New Roman" style:font-name-complex="Times New Roman" fo:language="en" fo:country="US"/>
    </style:style>
    <style:style style:name="P341" style:parent-style-name="Normal" style:family="paragraph">
      <style:text-properties style:font-name="Times New Roman" style:font-name-complex="Times New Roman" fo:language="en" fo:country="US"/>
    </style:style>
    <style:style style:name="P342" style:parent-style-name="Normal" style:family="paragraph">
      <style:text-properties style:font-name="Times New Roman" style:font-name-complex="Times New Roman" fo:language="en" fo:country="US"/>
    </style:style>
    <style:style style:name="P343" style:parent-style-name="Normal" style:family="paragraph">
      <style:text-properties style:font-name="Times New Roman" style:font-name-complex="Times New Roman" fo:language="en" fo:country="US"/>
    </style:style>
    <style:style style:name="P344" style:parent-style-name="Normal" style:family="paragraph">
      <style:text-properties style:font-name="Times New Roman" style:font-name-complex="Times New Roman" fo:language="en" fo:country="US"/>
    </style:style>
    <style:style style:name="P345" style:parent-style-name="Normal" style:family="paragraph">
      <style:text-properties style:font-name="Times New Roman" style:font-name-complex="Times New Roman" fo:language="en" fo:country="US"/>
    </style:style>
    <style:style style:name="P346" style:parent-style-name="Normal" style:family="paragraph">
      <style:text-properties style:font-name="Times New Roman" style:font-name-complex="Times New Roman" fo:language="en" fo:country="US"/>
    </style:style>
    <style:style style:name="P347" style:parent-style-name="Normal" style:family="paragraph">
      <style:text-properties style:font-name="Times New Roman" style:font-name-complex="Times New Roman" fo:language="en" fo:country="US"/>
    </style:style>
    <style:style style:name="P348" style:parent-style-name="Normal" style:family="paragraph">
      <style:text-properties style:font-name="Times New Roman" style:font-name-complex="Times New Roman" fo:language="en" fo:country="US"/>
    </style:style>
    <style:style style:name="P349" style:parent-style-name="Normal" style:family="paragraph">
      <style:text-properties style:font-name="Times New Roman" style:font-name-complex="Times New Roman" fo:language="en" fo:country="US"/>
    </style:style>
    <style:style style:name="P350" style:parent-style-name="Normal" style:family="paragraph">
      <style:text-properties style:font-name="Times New Roman" style:font-name-complex="Times New Roman" fo:language="en" fo:country="US"/>
    </style:style>
    <style:style style:name="P351" style:parent-style-name="Normal" style:family="paragraph">
      <style:text-properties style:font-name="Times New Roman" style:font-name-complex="Times New Roman" fo:language="en" fo:country="US"/>
    </style:style>
    <style:style style:name="T352" style:parent-style-name="Fuentedepárrafopredeter." style:family="text">
      <style:text-properties style:font-name="Times New Roman" style:font-name-complex="Times New Roman" fo:language="en" fo:country="US"/>
    </style:style>
  </office:automatic-styles>
  <office:body>
    <office:text text:use-soft-page-breaks="true">
      <text:p text:style-name="P1">Sentencia If</text:p>
      <text:p text:style-name="P2">[ etiqueta: ] if condición_booleana then</text:p>
      <text:p text:style-name="P3">sentencias_secuenciales</text:p>
      <text:p text:style-name="P4">[elsif condición then</text:p>
      <text:p text:style-name="P5">sentencias_secuenciales ]</text:p>
      <text:p text:style-name="P6">[ else</text:p>
      <text:p text:style-name="P7">sentencias_secuenciales ]</text:p>
      <text:p text:style-name="P8">end if [ etiqueta ] ;</text:p>
      <text:p text:style-name="P9"/>
      <text:p text:style-name="P10">Sentencia Case</text:p>
      <text:p text:style-name="P11">[etiqueta:]case expresión is</text:p>
      <text:p text:style-name="P12">when elección =&gt;</text:p>
      <text:p text:style-name="P13">sentencias_secuenciales</text:p>
      <text:p text:style-name="P14">{when elección =&gt;</text:p>
      <text:p text:style-name="P15">sentencias_secuenciales }</text:p>
      <text:p text:style-name="P16">end case [etiqueta] ;</text:p>
      <text:p text:style-name="P17"/>
      <text:p text:style-name="P18">Sentencia exit y next</text:p>
      <text:p text:style-name="P19">[label:] exit [etiqueta_bucle ] [ when condición ] ;</text:p>
      <text:p text:style-name="P20">[label:] next [etiqueta_bucle ] [ when condición ] ;</text:p>
      <text:p text:style-name="P21"/>
      <text:p text:style-name="P22">Sentencia Wait</text:p>
      <text:p text:style-name="P23">[etiqueta:] wait;</text:p>
      <text:p text:style-name="P24">[etiqueta:] wait on señal_1 {señal_2, ...} ;</text:p>
      <text:p text:style-name="P25">[etiqueta:] wait for expresión_temporal;</text:p>
      <text:p text:style-name="P26">[etiqueta:] wait until condición_booleana</text:p>
      <text:p text:style-name="P27"/>
      <text:p text:style-name="P28">Sentencia After</text:p>
      <text:p text:style-name="Normal"><text:span text:style-name="T29">Señal</text:span><text:span text:style-name="T30">&lt;=</text:span><text:span text:style-name="T31">'1'</text:span><text:span text:style-name="T32">,<text:s/></text:span><text:span text:style-name="T33">'0'<text:s/></text:span><text:span text:style-name="T34">after<text:s/></text:span><text:span text:style-name="T35">80 ns</text:span><text:span text:style-name="T36">;</text:span></text:p>
      <text:p text:style-name="P37"/>
      <text:p text:style-name="P38">Proceso Secuencial</text:p>
      <text:p text:style-name="P39">process (reloj, {señales_asíncronas})</text:p>
      <text:p text:style-name="P40">{declaración de variables};</text:p>
      <text:p text:style-name="P41">begin</text:p>
      <text:p text:style-name="P42">if (señales_asíncronas_activas) then</text:p>
      <text:p text:style-name="P43">{sentencias secuenciales}</text:p>
      <text:p text:style-name="P44">elsif (señales_asíncronas_activas) then</text:p>
      <text:p text:style-name="P45">{sentencias secuenciales}</text:p>
      <text:p text:style-name="P46">elsif (expresión_booleana_de_detección_flanco) then</text:p>
      <text:p text:style-name="P47">{sentencias secuenciales}</text:p>
      <text:p text:style-name="P48">end if;</text:p>
      <text:p text:style-name="P49">end process</text:p>
      <text:soft-page-break/>
      <text:p text:style-name="P50">Ficheros</text:p>
      <text:p text:style-name="Normal"><text:span text:style-name="T51">use<text:s/></text:span><text:span text:style-name="T52">std</text:span><text:span text:style-name="T53">.</text:span><text:span text:style-name="T54">textio</text:span><text:span text:style-name="T55">.all;</text:span></text:p>
      <text:p text:style-name="Normal"><text:span text:style-name="T56">file<text:s/></text:span><text:span text:style-name="T57">datos<text:s/></text:span><text:span text:style-name="T58">:<text:s/></text:span><text:span text:style-name="T59">text<text:s/></text:span><text:span text:style-name="T60">open<text:s/></text:span><text:span text:style-name="T61">WRITE_MODE<text:s/></text:span><text:span text:style-name="T62">is<text:s/></text:span><text:span text:style-name="T63">"dis2.txt"</text:span><text:span text:style-name="T64">;</text:span></text:p>
      <text:p text:style-name="P65">process</text:p>
      <text:p text:style-name="P66"><text:span text:style-name="T67">variable<text:s/></text:span><text:span text:style-name="T68">buffer_in<text:s/></text:span><text:span text:style-name="T69">:<text:s/></text:span><text:span text:style-name="T70">line</text:span><text:span text:style-name="T71">;</text:span></text:p>
      <text:p text:style-name="P72"><text:span text:style-name="T73">variable<text:s/></text:span><text:span text:style-name="T74">dato<text:s/></text:span><text:span text:style-name="T75">:<text:s/></text:span><text:span text:style-name="T76">integer</text:span><text:span text:style-name="T77">;</text:span></text:p>
      <text:p text:style-name="P78">begin</text:p>
      <text:p text:style-name="P79"><text:span text:style-name="T80">while not endfile(</text:span><text:span text:style-name="T81">datos</text:span><text:span text:style-name="T82">) loop</text:span></text:p>
      <text:p text:style-name="P83"><text:span text:style-name="T84">readline (</text:span><text:span text:style-name="T85">datos</text:span><text:span text:style-name="T86">,<text:s/></text:span><text:span text:style-name="T87">buffer_in</text:span><text:span text:style-name="T88">);</text:span></text:p>
      <text:p text:style-name="P89"><text:span text:style-name="T90">read (</text:span><text:span text:style-name="T91">buffer_in</text:span><text:span text:style-name="T92">,<text:s/></text:span><text:span text:style-name="T93">dato</text:span><text:span text:style-name="T94">);</text:span></text:p>
      <text:p text:style-name="P95"><text:span text:style-name="T96">a_i<text:s/></text:span><text:span text:style-name="T97">&lt;=<text:s/></text:span><text:span text:style-name="T98">std_logic_vector</text:span><text:span text:style-name="T99">(to_unsigned(</text:span><text:span text:style-name="T100">dato</text:span><text:span text:style-name="T101">,<text:s/></text:span><text:span text:style-name="T102">N</text:span><text:span text:style-name="T103">));</text:span></text:p>
      <text:p text:style-name="P104"><text:span text:style-name="T105">read (</text:span><text:span text:style-name="T106">buffer_in</text:span><text:span text:style-name="T107">,<text:s/></text:span><text:span text:style-name="T108">dato</text:span><text:span text:style-name="T109">);</text:span></text:p>
      <text:p text:style-name="P110"><text:span text:style-name="T111">b_i<text:s/></text:span><text:span text:style-name="T112">&lt;=<text:s/></text:span><text:span text:style-name="T113">std_logic_vector</text:span><text:span text:style-name="T114">(to_unsigned(</text:span><text:span text:style-name="T115">dato</text:span><text:span text:style-name="T116">,<text:s/></text:span><text:span text:style-name="T117">N</text:span><text:span text:style-name="T118">));</text:span></text:p>
      <text:p text:style-name="P119"><text:span text:style-name="T120">wait for<text:s/></text:span><text:span text:style-name="T121">100 ns</text:span><text:span text:style-name="T122">;</text:span></text:p>
      <text:p text:style-name="P123">end loop;</text:p>
      <text:p text:style-name="P124"><text:span text:style-name="T125">file_close</text:span><text:span text:style-name="T126">(</text:span><text:span text:style-name="T127">datos</text:span><text:span text:style-name="T128">);</text:span></text:p>
      <text:p text:style-name="P129"><text:span text:style-name="T130">report<text:s/></text:span><text:span text:style-name="T131">" FIN DE LA SIMULACION"<text:s/></text:span><text:span text:style-name="T132">severity<text:s/></text:span><text:span text:style-name="T133">failure</text:span><text:span text:style-name="T134">;</text:span></text:p>
      <text:p text:style-name="Normal"><text:span text:style-name="T135">end process;</text:span></text:p>
      <text:p text:style-name="P136">MEF Declaracion<text:s/></text:p>
      <text:p text:style-name="P137"><text:span text:style-name="T138">type<text:s/></text:span><text:span text:style-name="T139">FSM<text:s/></text:span><text:span text:style-name="T140">is (</text:span><text:span text:style-name="T141">S0</text:span><text:span text:style-name="T142">,<text:s/></text:span><text:span text:style-name="T143">S1</text:span><text:span text:style-name="T144">,<text:s/></text:span><text:span text:style-name="T145">S2</text:span><text:span text:style-name="T146">);</text:span></text:p>
      <text:p text:style-name="Normal"><text:span text:style-name="T147">signal<text:s/></text:span><text:span text:style-name="T148">std_act</text:span><text:span text:style-name="T149">,<text:s/></text:span><text:span text:style-name="T150">prox_std<text:s/></text:span><text:span text:style-name="T151">:</text:span><text:span text:style-name="T152">FSM</text:span><text:span text:style-name="T153">;</text:span></text:p>
      <text:section text:name="Sect1" text:style-name="S1">
        <text:soft-page-break/>
        <text:p text:style-name="P154">Parte 1</text:p>
        <text:p text:style-name="P155"><text:span text:style-name="T156">process(</text:span><text:span text:style-name="T157">X</text:span><text:span text:style-name="T158">,<text:s/></text:span><text:span text:style-name="T159">std_act</text:span><text:span text:style-name="T160">)</text:span></text:p>
        <text:p text:style-name="P161">begin</text:p>
        <text:p text:style-name="P162"><text:span text:style-name="T163">case<text:s/></text:span><text:span text:style-name="T164">std_act<text:s/></text:span><text:span text:style-name="T165">is</text:span></text:p>
        <text:p text:style-name="P166"><text:span text:style-name="T167">when<text:s/></text:span><text:span text:style-name="T168">S0<text:s/></text:span><text:span text:style-name="T169">=&gt;</text:span></text:p>
        <text:p text:style-name="P170"><text:span text:style-name="T171">if (</text:span><text:span text:style-name="T172">X</text:span><text:span text:style-name="T173">=<text:s/></text:span><text:span text:style-name="T174">'1'</text:span><text:span text:style-name="T175">) then</text:span></text:p>
        <text:p text:style-name="P176"><text:span text:style-name="T177">prox_std<text:s/></text:span><text:span text:style-name="T178">&lt;=<text:s/></text:span><text:span text:style-name="T179">S1</text:span><text:span text:style-name="T180">;</text:span></text:p>
        <text:p text:style-name="P181">else</text:p>
        <text:p text:style-name="P182"><text:span text:style-name="T183">prox_std<text:s/></text:span><text:span text:style-name="T184">&lt;=<text:s/></text:span><text:span text:style-name="T185">S0</text:span><text:span text:style-name="T186">;</text:span></text:p>
        <text:p text:style-name="P187">end if;</text:p>
        <text:p text:style-name="P188"><text:span text:style-name="T189">when<text:s/></text:span><text:span text:style-name="T190">S1<text:s/></text:span><text:span text:style-name="T191">=&gt;</text:span></text:p>
        <text:p text:style-name="P192"><text:span text:style-name="T193">if (</text:span><text:span text:style-name="T194">X</text:span><text:span text:style-name="T195">=<text:s/></text:span><text:span text:style-name="T196">'0'</text:span><text:span text:style-name="T197">) then</text:span></text:p>
        <text:p text:style-name="P198"><text:span text:style-name="T199">prox_std<text:s/></text:span><text:span text:style-name="T200">&lt;=<text:s/></text:span><text:span text:style-name="T201">S0</text:span><text:span text:style-name="T202">;</text:span></text:p>
        <text:p text:style-name="P203">else</text:p>
        <text:p text:style-name="P204"><text:span text:style-name="T205">prox_std<text:s/></text:span><text:span text:style-name="T206">&lt;=<text:s/></text:span><text:span text:style-name="T207">S2</text:span><text:span text:style-name="T208">;</text:span></text:p>
        <text:p text:style-name="P209">end if;</text:p>
        <text:p text:style-name="P210"><text:span text:style-name="T211">when<text:s/></text:span><text:span text:style-name="T212">S2<text:s/></text:span><text:span text:style-name="T213">=&gt;</text:span></text:p>
        <text:p text:style-name="P214"><text:span text:style-name="T215">if (</text:span><text:span text:style-name="T216">X</text:span><text:span text:style-name="T217">=<text:s/></text:span><text:span text:style-name="T218">'0'</text:span><text:span text:style-name="T219">) then</text:span></text:p>
        <text:p text:style-name="P220"><text:span text:style-name="T221">prox_std<text:s/></text:span><text:span text:style-name="T222">&lt;=<text:s/></text:span><text:span text:style-name="T223">S0</text:span><text:span text:style-name="T224">;</text:span></text:p>
        <text:p text:style-name="P225">else</text:p>
        <text:p text:style-name="P226"><text:span text:style-name="T227">prox_std<text:s/></text:span><text:span text:style-name="T228">&lt;=<text:s/></text:span><text:span text:style-name="T229">S2</text:span><text:span text:style-name="T230">;</text:span></text:p>
        <text:p text:style-name="P231">end if;</text:p>
        <text:p text:style-name="P232">end case;</text:p>
        <text:p text:style-name="P233">end process;</text:p>
        <text:p text:style-name="P234"/>
        <text:p text:style-name="P235"/>
        <text:p text:style-name="P236"/>
        <text:soft-page-break/>
        <text:p text:style-name="P237">Parte 2</text:p>
        <text:p text:style-name="P238"><text:span text:style-name="T239">process(</text:span><text:span text:style-name="T240">clk</text:span><text:span text:style-name="T241">,</text:span><text:span text:style-name="T242">rst</text:span><text:span text:style-name="T243">)</text:span></text:p>
        <text:p text:style-name="P244">begin</text:p>
        <text:p text:style-name="P245"><text:span text:style-name="T246">if (</text:span><text:span text:style-name="T247">rst</text:span><text:span text:style-name="T248">=</text:span><text:span text:style-name="T249">'1'</text:span><text:span text:style-name="T250">) then</text:span></text:p>
        <text:p text:style-name="P251"><text:span text:style-name="T252">std_act<text:s/></text:span><text:span text:style-name="T253">&lt;=<text:s/></text:span><text:span text:style-name="T254">S0</text:span><text:span text:style-name="T255">;</text:span></text:p>
        <text:p text:style-name="P256"><text:span text:style-name="T257">elsif (</text:span><text:span text:style-name="T258">clk'</text:span><text:span text:style-name="T259">event and<text:s/></text:span><text:span text:style-name="T260">clk</text:span><text:span text:style-name="T261">=</text:span><text:span text:style-name="T262">'1'</text:span><text:span text:style-name="T263">) then</text:span></text:p>
        <text:p text:style-name="P264"><text:span text:style-name="T265">std_act<text:s/></text:span><text:span text:style-name="T266">&lt;=<text:s/></text:span><text:span text:style-name="T267">prox_std</text:span><text:span text:style-name="T268">;</text:span></text:p>
        <text:p text:style-name="P269">end if;</text:p>
        <text:p text:style-name="P270">end process;</text:p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soft-page-break/>
        <text:p text:style-name="P282">Parte 3</text:p>
        <text:p text:style-name="P283"><text:span text:style-name="T284">process(</text:span><text:span text:style-name="T285">X</text:span><text:span text:style-name="T286">,</text:span><text:span text:style-name="T287">std_act</text:span><text:span text:style-name="T288">)</text:span></text:p>
        <text:p text:style-name="P289">begin</text:p>
        <text:p text:style-name="P290"><text:span text:style-name="T291">case<text:s/></text:span><text:span text:style-name="T292">std_act<text:s/></text:span><text:span text:style-name="T293">is</text:span></text:p>
        <text:p text:style-name="P294"><text:span text:style-name="T295">when<text:s/></text:span><text:span text:style-name="T296">S0<text:s/></text:span><text:span text:style-name="T297">=&gt;</text:span></text:p>
        <text:p text:style-name="P298"><text:span text:style-name="T299">if (</text:span><text:span text:style-name="T300">X</text:span><text:span text:style-name="T301">=</text:span><text:span text:style-name="T302">'1'</text:span><text:span text:style-name="T303">) then</text:span></text:p>
        <text:p text:style-name="P304"><text:span text:style-name="T305">Y</text:span><text:span text:style-name="T306">&lt;=</text:span><text:span text:style-name="T307">'1'</text:span><text:span text:style-name="T308">;</text:span></text:p>
        <text:p text:style-name="P309">else</text:p>
        <text:p text:style-name="P310"><text:span text:style-name="T311">Y</text:span><text:span text:style-name="T312">&lt;=</text:span><text:span text:style-name="T313">'0'</text:span><text:span text:style-name="T314">;</text:span></text:p>
        <text:p text:style-name="P315">end if;</text:p>
        <text:p text:style-name="P316"><text:span text:style-name="T317">when<text:s/></text:span><text:span text:style-name="T318">S1<text:s/></text:span><text:span text:style-name="T319">=&gt;</text:span></text:p>
        <text:p text:style-name="P320"><text:span text:style-name="T321">Y</text:span><text:span text:style-name="T322">&lt;=</text:span><text:span text:style-name="T323">'0'</text:span><text:span text:style-name="T324">;</text:span></text:p>
        <text:p text:style-name="P325">end case;</text:p>
        <text:p text:style-name="P326">end process;</text:p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</text:section>
      <text:section text:name="Sect2" text:style-name="S2">
        <text:soft-page-break/>
        <text:p text:style-name="P336"><text:s/>Procedures TB LLamada</text:p>
        <text:p text:style-name="P337">dpram(Dvalue =&gt; x"FF",Dat =&gt; x"0A");</text:p>
        <text:p text:style-name="P338"/>
        <text:p text:style-name="P339">Ejecucion</text:p>
        <text:p text:style-name="P340"><text:s/>procedure dpram(Dvalue:in std_logic_vector(7 downto 0);</text:p>
        <text:p text:style-name="P341"><text:s text:c="20"/>Dat:in std_logic_vector(7 downto 0))is</text:p>
        <text:p text:style-name="P342"><text:s text:c="6"/>begin</text:p>
        <text:p text:style-name="P343"><text:s text:c="8"/>DIR &lt;= Dvalue;</text:p>
        <text:p text:style-name="P344"><text:s text:c="8"/>DIR_VLD &lt;= '1';</text:p>
        <text:p text:style-name="P345"><text:s text:c="8"/>wait for 10 ns;</text:p>
        <text:p text:style-name="P346"><text:s text:c="8"/>DIR_VLD &lt;= '0';</text:p>
        <text:p text:style-name="P347"><text:s text:c="8"/>wait for 50 ns;</text:p>
        <text:p text:style-name="P348"><text:s text:c="8"/>DATO &lt;= Dat;</text:p>
        <text:p text:style-name="P349"><text:s text:c="8"/>DATO_VLD &lt;= '1';</text:p>
        <text:p text:style-name="P350"><text:s text:c="8"/>wait for 10 ns;</text:p>
        <text:p text:style-name="P351"><text:s text:c="8"/>DATO_VLD &lt;= '0'; <text:s text:c="7"/></text:p>
        <text:p text:style-name="Normal"><text:span text:style-name="T352"><text:s text:c="6"/>end procedure;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quin Ayuso Pedro</meta:initial-creator>
    <dc:creator>Barquin Ayuso Pedro</dc:creator>
    <meta:creation-date>2015-05-13T14:42:00Z</meta:creation-date>
    <dc:date>2015-05-13T15:26:00Z</dc:date>
    <meta:print-date>2015-05-13T15:22:00Z</meta:print-date>
    <meta:template xlink:href="Normal" xlink:type="simple"/>
    <meta:editing-cycles>1</meta:editing-cycles>
    <meta:editing-duration>PT2520S</meta:editing-duration>
    <meta:document-statistic meta:page-count="3" meta:paragraph-count="5" meta:word-count="394" meta:character-count="2558" meta:row-count="18" meta:non-whitespace-character-count="2169"/>
  </office:meta>
</office:document-meta>
</file>